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C000000C89C7854C69B518615.jpg" manifest:media-type="image/jpeg"/>
  <manifest:file-entry manifest:full-path="Pictures/10000000000001AB0000007626D96FD89F779F87.png" manifest:media-type="image/png"/>
  <manifest:file-entry manifest:full-path="Pictures/100000000000015100000095A34E6D90BCB9EE9B.png" manifest:media-type="image/png"/>
  <manifest:file-entry manifest:full-path="Pictures/10000000000001B300000074AA3B73F70A9ACFB9.png" manifest:media-type="image/png"/>
  <manifest:file-entry manifest:full-path="Pictures/10000000000000DA000000E8754C5BCB9EDC819B.png" manifest:media-type="image/png"/>
  <manifest:file-entry manifest:full-path="Pictures/10000000000000A00000008ECF75717732DD196E.jpg" manifest:media-type="image/jpeg"/>
  <manifest:file-entry manifest:full-path="Pictures/1000000000000258000000496AD8233C726F64D5.png" manifest:media-type="image/png"/>
  <manifest:file-entry manifest:full-path="Pictures/1000000000000103000000C27ACD652D409BBDB3.png" manifest:media-type="image/png"/>
  <manifest:file-entry manifest:full-path="Pictures/100000000000012300000073E39B6CE44CB6EF39.png" manifest:media-type="image/png"/>
  <manifest:file-entry manifest:full-path="Pictures/1000000000000131000000A50BB512FD2B3A80A8.png" manifest:media-type="image/png"/>
  <manifest:file-entry manifest:full-path="Pictures/10000000000000C9000000456EE4CB6D5AA84F49.png" manifest:media-type="image/png"/>
  <manifest:file-entry manifest:full-path="Pictures/1000000000000107000000C0120AEEDA1F5E228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ccff" draw:textarea-horizontal-align="justify" draw:textarea-vertical-align="middle" draw:auto-grow-height="false" fo:min-height="11.942cm" fo:min-width="17.788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66ccff" draw:textarea-horizontal-align="justify" draw:textarea-vertical-align="middle" draw:auto-grow-height="false" fo:min-height="4.576cm" fo:min-width="17.788cm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66ccff" draw:textarea-horizontal-align="justify" draw:textarea-vertical-align="middle" draw:auto-grow-height="false" fo:min-height="7.122cm" fo:min-width="8.616cm" fo:padding-top="0.139cm" fo:padding-bottom="0.139cm" fo:padding-left="0.264cm" fo:padding-right="0.264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66cc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288cm" svg:height="12.192cm" svg:x="1.508cm" svg:y="3.1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288cm" svg:height="4.826cm" svg:x="1.508cm" svg:y="10.52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983cm" svg:height="1.052cm" svg:x="1.605cm" svg:y="10.483cm">
          <draw:text-box>
            <text:p>Back-end</text:p>
          </draw:text-box>
        </draw:frame>
        <draw:custom-shape draw:style-name="gr4" draw:text-style-name="P1" draw:layer="layout" svg:width="9.144cm" svg:height="7.4cm" svg:x="1.508cm" svg:y="3.1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144cm" svg:height="7.4cm" svg:x="10.608cm" svg:y="3.12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405cm" svg:height="1.052cm" svg:x="1.475cm" svg:y="3.129cm">
          <draw:text-box>
            <text:p>Web Front-end</text:p>
          </draw:text-box>
        </draw:frame>
        <draw:frame draw:style-name="gr3" draw:text-style-name="P2" draw:layer="layout" svg:width="4.13cm" svg:height="1.052cm" svg:x="10.679cm" svg:y="3.086cm">
          <draw:text-box>
            <text:p>Native Mobile</text:p>
          </draw:text-box>
        </draw:frame>
        <draw:frame draw:style-name="gr5" draw:text-style-name="P3" draw:layer="layout" svg:width="2.883cm" svg:height="3.068cm" svg:x="1.673cm" svg:y="11.414cm">
          <draw:image xlink:href="Pictures/10000000000000DA000000E8754C5BCB9EDC819B.png" xlink:type="simple" xlink:show="embed" xlink:actuate="onLoad">
            <text:p/>
          </draw:image>
        </draw:frame>
        <draw:frame draw:style-name="gr5" draw:text-style-name="P3" draw:layer="layout" svg:width="4.457cm" svg:height="1.97cm" svg:x="4.937cm" svg:y="11.222cm">
          <draw:image xlink:href="Pictures/100000000000015100000095A34E6D90BCB9EE9B.png" xlink:type="simple" xlink:show="embed" xlink:actuate="onLoad">
            <text:p/>
          </draw:image>
        </draw:frame>
        <draw:frame draw:style-name="gr5" draw:text-style-name="P3" draw:layer="layout" svg:width="2.658cm" svg:height="0.912cm" svg:x="10.026cm" svg:y="11.518cm">
          <draw:image xlink:href="Pictures/10000000000000C9000000456EE4CB6D5AA84F49.png" xlink:type="simple" xlink:show="embed" xlink:actuate="onLoad">
            <text:p/>
          </draw:image>
        </draw:frame>
        <draw:frame draw:style-name="gr5" draw:text-style-name="P3" draw:layer="layout" svg:width="5.648cm" svg:height="1.56cm" svg:x="13.7cm" svg:y="12.902cm">
          <draw:image xlink:href="Pictures/10000000000001AB0000007626D96FD89F779F87.png" xlink:type="simple" xlink:show="embed" xlink:actuate="onLoad">
            <text:p/>
          </draw:image>
        </draw:frame>
        <draw:frame draw:style-name="gr5" draw:text-style-name="P3" draw:layer="layout" svg:width="5.754cm" svg:height="1.534cm" svg:x="13.7cm" svg:y="10.906cm">
          <draw:image xlink:href="Pictures/10000000000001B300000074AA3B73F70A9ACFB9.png" xlink:type="simple" xlink:show="embed" xlink:actuate="onLoad">
            <text:p/>
          </draw:image>
        </draw:frame>
        <draw:frame draw:style-name="gr5" draw:text-style-name="P3" draw:layer="layout" svg:width="7.937cm" svg:height="0.965cm" svg:x="5.271cm" svg:y="13.433cm">
          <draw:image xlink:href="Pictures/1000000000000258000000496AD8233C726F64D5.png" xlink:type="simple" xlink:show="embed" xlink:actuate="onLoad">
            <text:p/>
          </draw:image>
        </draw:frame>
        <draw:frame draw:style-name="gr5" draw:text-style-name="P3" draw:layer="layout" svg:width="3.848cm" svg:height="1.52cm" svg:x="2.016cm" svg:y="4.56cm">
          <draw:image xlink:href="Pictures/100000000000012300000073E39B6CE44CB6EF39.png" xlink:type="simple" xlink:show="embed" xlink:actuate="onLoad">
            <text:p/>
          </draw:image>
        </draw:frame>
        <draw:frame draw:style-name="gr5" draw:text-style-name="P3" draw:layer="layout" svg:width="4.034cm" svg:height="2.182cm" svg:x="1.919cm" svg:y="6.842cm">
          <draw:image xlink:href="Pictures/1000000000000131000000A50BB512FD2B3A80A8.png" xlink:type="simple" xlink:show="embed" xlink:actuate="onLoad">
            <text:p/>
          </draw:image>
        </draw:frame>
        <draw:frame draw:style-name="gr5" draw:text-style-name="P3" draw:layer="layout" svg:width="3.425cm" svg:height="2.565cm" svg:x="6.207cm" svg:y="4.556cm">
          <draw:image xlink:href="Pictures/1000000000000103000000C27ACD652D409BBDB3.png" xlink:type="simple" xlink:show="embed" xlink:actuate="onLoad">
            <text:p/>
          </draw:image>
        </draw:frame>
        <draw:frame draw:style-name="gr5" draw:text-style-name="P3" draw:layer="layout" svg:width="3.478cm" svg:height="2.539cm" svg:x="11.111cm" svg:y="7.478cm">
          <draw:image xlink:href="Pictures/1000000000000107000000C0120AEEDA1F5E2288.png" xlink:type="simple" xlink:show="embed" xlink:actuate="onLoad">
            <text:p/>
          </draw:image>
        </draw:frame>
        <draw:frame draw:style-name="gr5" draw:text-style-name="P3" draw:layer="layout" svg:width="3.333cm" svg:height="2.645cm" svg:x="15.478cm" svg:y="7.372cm">
          <draw:image xlink:href="Pictures/10000000000000FC000000C89C7854C69B518615.jpg" xlink:type="simple" xlink:show="embed" xlink:actuate="onLoad">
            <text:p/>
          </draw:image>
        </draw:frame>
        <draw:frame draw:style-name="gr5" draw:text-style-name="P3" draw:layer="layout" svg:width="3.118cm" svg:height="2.767cm" svg:x="13.503cm" svg:y="4.202cm">
          <draw:image xlink:href="Pictures/10000000000000A00000008ECF75717732DD196E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9T12:41:28.383131625</meta:creation-date>
    <dc:date>2016-09-29T13:02:46.094624617</dc:date>
    <meta:editing-duration>PT6S</meta:editing-duration>
    <meta:editing-cycles>1</meta:editing-cycles>
    <meta:document-statistic meta:object-count="19"/>
    <meta:generator>LibreOffice/5.2.1.2$Linux_X86_64 LibreOffice_project/20m0$Build-2</meta:generator>
  </office:meta>
</office:document-meta>
</file>